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2" svg:font-family="Courier"/>
    <style:font-face style:name="LMMono10" svg:font-family="LMMono10"/>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Courier New"/>
    </style:style>
    <style:style style:name="P5" style:family="paragraph" style:parent-style-name="Standard">
      <style:text-properties style:font-name="Courier New" fo:font-weight="normal" style:font-weight-asian="normal" style:font-weight-complex="normal"/>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Text_20_body">
      <style:text-properties style:font-name="LMMono10" fo:font-size="11pt"/>
    </style:style>
    <style:style style:name="P8" style:family="paragraph" style:parent-style-name="Text_20_body">
      <style:text-properties style:font-name="Courier New"/>
    </style:style>
    <style:style style:name="P9" style:family="paragraph" style:parent-style-name="Text_20_body">
      <style:text-properties style:font-name="Courier2"/>
    </style:style>
    <style:style style:name="P10" style:family="paragraph" style:parent-style-name="Heading_20_1" style:master-page-name="Standard">
      <style:paragraph-properties style:page-number="auto"/>
    </style:style>
    <style:style style:name="P11" style:family="paragraph" style:parent-style-name="Heading_20_2">
      <style:text-properties officeooo:paragraph-rsid="00090ac5"/>
    </style:style>
    <style:style style:name="P12" style:family="paragraph" style:parent-style-name="Standard">
      <style:paragraph-properties fo:padding="0.0201in" fo:border="0.06pt solid #000000" style:shadow="none"/>
      <style:text-properties fo:color="#ff3333" loext:opacity="100%"/>
    </style:style>
    <style:style style:name="P13" style:family="paragraph" style:parent-style-name="Standard">
      <style:paragraph-properties fo:padding="0.0201in" fo:border="0.06pt solid #000000" style:shadow="none"/>
      <style:text-properties fo:color="#ff3333" loext:opacity="100%" officeooo:paragraph-rsid="00090ac5"/>
    </style:style>
    <style:style style:name="P14" style:family="paragraph">
      <style:paragraph-properties fo:margin-left="0.0402in" fo:margin-right="0.0402in" fo:margin-top="0.0402in" fo:margin-bottom="0.0402in" fo:text-indent="0in" style:writing-mode="lr-tb"/>
    </style:style>
    <style:style style:name="P15" style:family="paragraph">
      <loext:graphic-properties draw:fill="none" draw:fill-color="#ffffff"/>
      <style:text-properties fo:font-size="10pt" style:font-size-asian="10pt" style:font-size-complex="10pt"/>
    </style:style>
    <style:style style:name="T1" style:family="text">
      <style:text-properties style:font-name="Times New Roman"/>
    </style:style>
    <style:style style:name="T2" style:family="text">
      <style:text-properties style:font-name="Courier New"/>
    </style:style>
    <style:style style:name="T3" style:family="text">
      <style:text-properties style:font-name="Courier New"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Courier"/>
    </style:style>
    <style:style style:name="T9" style:family="text">
      <style:text-properties style:font-name="LMMono10" fo:font-size="10pt"/>
    </style:style>
    <style:style style:name="T10" style:family="text">
      <style:text-properties style:font-name="Courier2"/>
    </style:style>
    <style:style style:name="T11" style:family="text"/>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1in" fo:margin-right="0in" style:wrap="left" style:number-wrapped-paragraphs="no-limit" style:vertical-pos="from-top" style:vertical-rel="paragraph" style:horizontal-pos="from-left" style:horizontal-rel="paragraph"/>
    </style:style>
    <style:style style:name="gr1" style:family="graphic">
      <style:graphic-properties draw:stroke="dash" draw:stroke-dash="Ultrafine_20_Dashed" svg:stroke-color="#000000" draw:fill="none" draw:fill-color="#ffffff" fo:min-height="1.2783in" fo:margin-left="0.1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he Traffic Light Revisited</text:h>
      <text:p text:style-name="Text_20_body"><text:span text:style-name="T7">Task 1:</text:span> Get your traffic light system from last week working again and demonstrate it to me. <text:line-break/>I suggest that no delay in your system be longer than 2 seconds. Describe anything that had to be done to get it working again.</text:p>
      <text:p text:style-name="P12">I had to rebuild the circuit, because I took it apart last time...</text:p>
      <text:h text:style-name="Heading_20_2" text:outline-level="2">Re-do it the hard, but flexible, way</text:h>
      <text:p text:style-name="Text_20_body">You may now think that you know how to blink one or more lights in a single pattern of pretty much arbitrary complexity. So how are you going to blink one LED (say the NS red one) at 3 flashes per second while the another LED (say the EW yellow one) blinks at 4 flashes per second???</text:p>
      <text:p text:style-name="Text_20_body"><draw:frame text:anchor-type="paragraph" draw:z-index="1" draw:name="Shape1" draw:style-name="gr1" draw:text-style-name="P15" svg:width="1.9969in" svg:height="1.2843in" svg:x="4.6055in" svg:y="0.0374in"><draw:text-box><text:p text:style-name="P14"><text:span text:style-name="T12">The perverse among you may </text:span><text:span text:style-name="T12">point out that you could do this </text:span><text:span text:style-name="T12">with the previous technique, </text:span><text:span text:style-name="T12">because the whole pattern repeats </text:span><text:span text:style-name="T12">every second. In that case make </text:span><text:span text:style-name="T12">one LED flash at frequency e Hz </text:span><text:span text:style-name="T12">and the other at π Hz. That </text:span><text:span text:style-name="T12">pattern </text:span><text:span text:style-name="T13">never</text:span><text:span text:style-name="T12"> repeats!</text:span></text:p></draw:text-box></draw:frame>Since the two LEDs turn on and off at times that are unrelated, you can’t just extend the previous technique of interspersing digital writes with delays. We need a more powerful technique. Instead of using <text:span text:style-name="T2">time.sleep()</text:span> to wait a fixed amount of time we will use a global clock to tell us how much time has passed. If you think of the previous technique as being like several people sharing a stopwatch, which they pass around, then this technique is like putting a clock on the wall that they can all see.</text:p>
      <text:p text:style-name="Text_20_body">Now how would I use a clock to control flashing? Imagine being given a flashlight and told to flash it briefly once every 23 seconds. You would emit your flash and look at the clock to get the current time. Then you would add 23 seconds in your head and keep watching the clock until the 23 seconds had passed. Then you would repeat the process. The person next to you could do the same thing at a totally different flash rate and you could both share the same wall clock without any problem. To make this method work in the computer, we are going to need a shared clock. Arduino/Energia provides one in the form of the routine</text:p>
      <text:p text:style-name="P7">time.monotonic() </text:p>
      <text:p text:style-name="Text_20_body">which returns the number of seconds that the program has run since the power was applied. Because it returns the value as a floating point number it has a resolution of about 1ms and makes a pretty good clock!</text:p>
      <text:p text:style-name="Text_20_body">In addition to being able to check the clock, we will need a variable to keep track of the time at which we next take an action and a second variable to tell us what to do. We say that these variables record the <text:span text:style-name="T4">state</text:span> of the program. In previous programs we have determined whether to turn the LED on or OFF by where we put the line to set the pin value in the program. It is as though the programmer told us every time whether to turn the flashlight on or off. Once we turn to the clock method, we have to take responsibility for deciding for ourselves. In the example, the person can look at the flashlight to decide whether to turn it on or off. In the program we could actually do the same by reading from <text:span text:style-name="T8">value</text:span>, but it is more general to add a variable to store that piece of the state information.</text:p>
      <text:p text:style-name="Text_20_body">This leads us to the simple program on page 67 of the computer book to flash a single LED at 4 flashes per second using this <text:span text:style-name="T4">event driven</text:span> programming technique.</text:p>
      <text:p text:style-name="Text_20_body"/>
      <text:p text:style-name="Text_20_body"><text:span text:style-name="T4">Task2</text:span>: <text:span text:style-name="T4">Convert</text:span> your traffic light program to use this event-driven style. </text:p>
      <text:p text:style-name="Text_20_body">You have only one pattern so you can base your code on the single flashing light example. However, instead of having only two states (LED on and LED off) you will have about 6 states, one for each different pattern of lights.</text:p>
      <text:p text:style-name="Text_20_body"><text:span text:style-name="T5">a) </text:span><text:span text:style-name="T4">Demonstrate</text:span> your event-driven program to me and paste your commented program below.</text:p>
      <text:p text:style-name="P12"># Author: Ben Kallus</text:p>
      <text:p text:style-name="P12"># Blinks LEDs in a traffic light pattern.</text:p>
      <text:p text:style-name="P12"/>
      <text:p text:style-name="P12">import board</text:p>
      <text:p text:style-name="P12">import digitalio</text:p>
      <text:p text:style-name="P12">import time</text:p>
      <text:p text:style-name="P12"/>
      <text:p text:style-name="P12">DELAY = 1</text:p>
      <text:p text:style-name="P12"># <text:s text:c="6"/>R <text:s text:c="9"/>Y <text:s text:c="9"/>G <text:s text:c="9"/>R <text:s text:c="8"/>Y <text:s text:c="8"/>G</text:p>
      <text:p text:style-name="P12">PINS = (board.D11, board.D12, board.D13, board.SCL, board.D5, board.D6)</text:p>
      <text:p text:style-name="P12"/>
      <text:p text:style-name="P12">def light_leds(state, dios):</text:p>
      <text:p text:style-name="P12"><text:s text:c="4"/>for led in dios:</text:p>
      <text:p text:style-name="P12"><text:s text:c="8"/>led.value = False</text:p>
      <text:p text:style-name="P12"><text:s text:c="4"/>for led in (dios[int(state[0])], dios[int(state[1]) + 3]):</text:p>
      <text:p text:style-name="P12"><text:s text:c="8"/>led.value = True</text:p>
      <text:p text:style-name="P12"/>
      <text:p text:style-name="P12"/>
      <text:p text:style-name="P12"># Digit 1 of state: R = 0, Y = 1, G = 2 (for east-west lights)</text:p>
      <text:p text:style-name="P12"># Digit 2 of state: R = 0, Y = 1, G = 2 (for north-south lights)</text:p>
      <text:p text:style-name="P12"># Digit 3 of state: Distinguishes the two RR states.</text:p>
      <text:p text:style-name="P12">def advance_state(state):</text:p>
      <text:p text:style-name="P12"><text:s text:c="4"/>if state == "00":</text:p>
      <text:p text:style-name="P12"><text:s text:c="8"/>return "02"</text:p>
      <text:p text:style-name="P12"><text:s text:c="4"/>elif state == "02":</text:p>
      <text:p text:style-name="P12"><text:s text:c="8"/>return "01"</text:p>
      <text:p text:style-name="P12"><text:s text:c="4"/>elif state == "01":</text:p>
      <text:p text:style-name="P12"><text:s text:c="8"/>return "002"</text:p>
      <text:p text:style-name="P12"><text:s text:c="4"/>elif state == "002":</text:p>
      <text:p text:style-name="P12"><text:s text:c="8"/>return "20"</text:p>
      <text:p text:style-name="P12"><text:s text:c="4"/>elif state == "20":</text:p>
      <text:p text:style-name="P12"><text:s text:c="8"/>return "10"</text:p>
      <text:p text:style-name="P12"><text:s text:c="4"/>elif state == "10":</text:p>
      <text:p text:style-name="P12"><text:s text:c="8"/>return "00"</text:p>
      <text:p text:style-name="P12"/>
      <text:p text:style-name="P12">def set_up_dios():</text:p>
      <text:p text:style-name="P12"><text:s text:c="4"/>dios = [digitalio.DigitalInOut(pin) for pin in PINS]</text:p>
      <text:p text:style-name="P12"><text:s text:c="4"/>for dio in dios:</text:p>
      <text:p text:style-name="P12"><text:s text:c="8"/>dio.direction = digitalio.Direction.OUTPUT</text:p>
      <text:p text:style-name="P12"/>
      <text:p text:style-name="P12"><text:s text:c="4"/>return dios</text:p>
      <text:p text:style-name="P12"/>
      <text:p text:style-name="P12">def main():</text:p>
      <text:p text:style-name="P12"><text:s text:c="4"/>dios = set_up_dios()</text:p>
      <text:p text:style-name="P12"><text:s text:c="4"/>prev_time = time.time()</text:p>
      <text:p text:style-name="P12"><text:s text:c="4"/>state = "00"</text:p>
      <text:p text:style-name="P12"><text:s text:c="4"/>while True:</text:p>
      <text:p text:style-name="P12"><text:s text:c="8"/>curr_time = time.time()</text:p>
      <text:p text:style-name="P12"><text:s text:c="8"/>if curr_time - prev_time &lt; DELAY:</text:p>
      <text:p text:style-name="P12"><text:s text:c="12"/>continue</text:p>
      <text:p text:style-name="P12"><text:s text:c="8"/>prev_time = curr_time</text:p>
      <text:p text:style-name="P12"><text:s text:c="8"/>state = advance_state(state)</text:p>
      <text:p text:style-name="P12"><text:s text:c="8"/>light_leds(state[:2], dios)</text:p>
      <text:p text:style-name="P12"/>
      <text:p text:style-name="P12">if __name__ == "__main__":</text:p>
      <text:p text:style-name="P12"><text:s text:c="4"/>main()</text:p>
      <text:p text:style-name="P8"/>
      <text:p text:style-name="Text_20_body"><text:span text:style-name="T5">b) </text:span><text:span text:style-name="T4">Question</text:span>: Why is it vital that the <text:span text:style-name="T2">EventTime</text:span> and <text:span text:style-name="T2">State</text:span> variables be declared outside the while loop, since they are used only inside the loop?</text:p>
      <text:p text:style-name="P12">Time and state must exist outside of the loop because we need them to persist between iterations of the loop. Otherwise, they would be reset in each iteration of the loop.</text:p>
      <text:p text:style-name="P8"/>
      <text:h text:style-name="Heading_20_2" text:outline-level="2">Task 3: Adding a Button</text:h>
      <text:p text:style-name="Standard"><draw:frame draw:style-name="fr1" draw:name="Frame1" text:anchor-type="paragraph" svg:x="4.8516in" svg:y="0.0661in" svg:width="1.8783in" draw:z-index="0"><draw:text-box fo:min-height="1.5898in"><text:p text:style-name="Code">import board<text:line-break/>import digitalio<text:line-break/></text:p><text:p text:style-name="Code">led = digitalio.DigitlaInOut(board.D13)<text:line-break/>led.direction = digitalio.Direction.OUTPUT<text:line-break/>sw = digitalio.DigitlaInOut(board.D5)<text:line-break/>sw.direction =<text:span text:style-name="T9"> </text:span>digitalio.Direction.INPUT<text:line-break/><text:line-break/></text:p><text:p text:style-name="Code">while True:</text:p><text:p text:style-name="Code"><text:s text:c="2"/>if 0 == sw.value:</text:p><text:p text:style-name="Code"><text:s text:c="4"/>led.value = 1</text:p><text:p text:style-name="Code"><text:s text:c="2"/>else:</text:p><text:p text:style-name="Code"><text:s text:c="4"/>led.value = 0</text:p><text:p text:style-name="Code"/><text:p text:style-name="P6">Listing 1</text:p></draw:text-box></draw:frame>Your Designer comes with two pushbuttons that have internal electronics to ensure that the produce clean signals when pushed. Each produces two signals, an active high signal (named A or B) that is normally low but goes to +5 when pushed, and an active low signal (with a bar over the name) that is normally +5 and goes to 0 when pushed. Connect one of the pushbuttons to the pin marked 5 on your Feather board. </text:p>
      <text:p text:style-name="Standard"/>
      <text:p text:style-name="Standard"/>
      <text:p text:style-name="Standard"><text:span text:style-name="T5">a) </text:span><text:span text:style-name="T4">Predict</text:span> what a Feather running the (sadly uncommented) code in Listing 1 will do when you push your button.</text:p>
      <text:p text:style-name="P12">The LED on D13 will be on only when the button on D5 is not pressed.</text:p>
      <text:p text:style-name="P4"/>
      <text:p text:style-name="Standard">Now <text:span text:style-name="T4">enter and run</text:span> the code and investigate its behavior. </text:p>
      <text:p text:style-name="Standard"><text:span text:style-name="T5">b) </text:span><text:span text:style-name="T4">Describe</text:span> the behavior that you find and <text:span text:style-name="T4">explain</text:span> any discrepancies between your prediction and the reality.</text:p>
      <text:p text:style-name="P13">My prediction was correct.</text:p>
      <text:h text:style-name="P11" text:outline-level="2">Task 4: Doing two things at once</text:h>
      <text:p text:style-name="Standard">Even in little Clinton, traffic lights are incomplete without pedestrian call buttons. I want you to add a call button to your traffic lights so that people can cross the road in safety. The idea is to have a button that if it is pushed at any time during the light cycle will cause the next Red-Red phase of the lights to be longer than normal to let pedestrians cross the road.</text:p>
      <text:p text:style-name="Standard">There is one complication. The traffic light sequence needs to keep running while you are checking the pushbutton. That means that you cannot just call <text:span text:style-name="T2">delay</text:span> for several seconds during a light phase because then you might miss the person hitting the button. It is poor design if there is only one small period during the light sequence that the button will work. It leads to very frustrated pedestrians. No, you need to keep checking the button while keeping track of the time. This means that it is <text:span text:style-name="T6">very</text:span> difficult to add pedestrian buttons to your first traffic program.</text:p>
      <text:p text:style-name="Standard"><text:span text:style-name="T5">However, it is pretty easy to add a button to your event-driven program. You will need another state variable, maybe called </text:span><text:span text:style-name="T3">button_pressed</text:span><text:span text:style-name="T5">. You can test the state of your button every time you go round the loop and set </text:span><text:span text:style-name="T3">button_pressed</text:span><text:span text:style-name="T5"> if you find the button down. Then, at an appropriate time, you can test the state in your event loop. If the button had been pressed then extend the Red-Red period of the lights and reset </text:span><text:span text:style-name="T3">button_pressed</text:span><text:span text:style-name="T5">.</text:span></text:p>
      <text:p text:style-name="Text_20_body"><text:span text:style-name="T5"><office:annotation><dc:date>2021-02-26T14:34:12</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5"><office:annotation><dc:date>2021-02-26T14:34:13</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 text:style-name="T5"><office:annotation><dc:date>2021-02-26T14:34:13</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gination:none;</text:p><text:p><text:tab/>mso-hyphenate:none;</text:p><text:p><text:tab/>text-autospace:ideograph-other;</text:p><text:p><text:tab/>font-size:12.0pt;</text:p><text:p><text:tab/>font-family:"Times New Roman",serif;</text:p><text:p><text:tab/>mso-bidi-font-family:Tahoma;</text:p><text:p><text:tab/>mso-font-kerning:1.5pt;</text:p><text:p><text:tab/>mso-fareast-language:ZH-CN;</text:p><text:p><text:tab/>mso-bidi-language:HI;}</text:p><text:p>&lt;/style&gt;</text:p><text:p>&lt;![endif]--&gt;</text:p></office:annotation></text:span><text:span text:style-name="T5"><office:annotation><dc:date>2021-02-26T14:34:13</dc:date><text:p>&lt;!--StartFragment--&gt;</text:p></office:annotation></text:span><text:span text:style-name="T5">This should give a structure something like this (note not really code, more pseudo-code_</text:span></text:p>
      <text:p text:style-name="P9">while True:</text:p>
      <text:p text:style-name="Text_20_body">     <text:span text:style-name="T10">test switch</text:span></text:p>
      <text:p text:style-name="Text_20_body">     <text:span text:style-name="T10">now = time.monotonic()</text:span></text:p>
      <text:p text:style-name="Text_20_body">     <text:span text:style-name="T10">if now &gt;= next_time:</text:span></text:p>
      <text:p text:style-name="Text_20_body">          …</text:p>
      <text:p text:style-name="Text_20_body"><office:annotation><dc:date>2021-02-26T14:34:13</dc:date><text:p>&lt;!--EndFragment--&gt;</text:p></office:annotation></text:p>
      <text:p text:style-name="P3">a) <text:span text:style-name="T4">Implement</text:span> a pedestrian call button. <text:span text:style-name="T4">Demonstrate it</text:span> and <text:span text:style-name="T4">paste the commented program</text:span> below.</text:p>
      <text:p text:style-name="P12"># Author: Ben Kallus</text:p>
      <text:p text:style-name="P12"># Blinks LEDs in a traffic light pattern, with a call button</text:p>
      <text:p text:style-name="P12"/>
      <text:p text:style-name="P12">import board</text:p>
      <text:p text:style-name="P12">import digitalio</text:p>
      <text:p text:style-name="P12">import time</text:p>
      <text:p text:style-name="P12"/>
      <text:p text:style-name="P12">DELAY = 1</text:p>
      <text:p text:style-name="P12">RED_LIGHT_WAIT = 5</text:p>
      <text:p text:style-name="P12"># <text:s text:c="6"/>R <text:s text:c="9"/>Y <text:s text:c="9"/>G <text:s text:c="9"/>R <text:s text:c="8"/>Y <text:s text:c="8"/>G</text:p>
      <text:p text:style-name="P12">LED_PINS = (board.D11, board.D12, board.D13, board.SCL, board.D5, board.D6)</text:p>
      <text:p text:style-name="P12">BUTTON_PIN = board.D9</text:p>
      <text:p text:style-name="P12"/>
      <text:p text:style-name="P12">def light_leds(state, led_dios):</text:p>
      <text:p text:style-name="P12"><text:s text:c="4"/>for led in led_dios:</text:p>
      <text:p text:style-name="P12"><text:s text:c="8"/>led.value = False</text:p>
      <text:p text:style-name="P12"><text:s text:c="4"/>for led in (led_dios[int(state[0])], led_dios[int(state[1]) + 3]):</text:p>
      <text:p text:style-name="P12"><text:s text:c="8"/>led.value = True</text:p>
      <text:p text:style-name="P12"/>
      <text:p text:style-name="P12"/>
      <text:p text:style-name="P12"># Digit 1 of state: R = 0, Y = 1, G = 2 (for east-west lights)</text:p>
      <text:p text:style-name="P12"># Digit 2 of state: R = 0, Y = 1, G = 2 (for north-south lights)</text:p>
      <text:p text:style-name="P12"># Digit 3 of state: Distinguishes the two RR states.</text:p>
      <text:p text:style-name="P12">def advance_state(state):</text:p>
      <text:p text:style-name="P12"><text:s text:c="4"/>if state == "00":</text:p>
      <text:p text:style-name="P12"><text:s text:c="8"/>return "02"</text:p>
      <text:p text:style-name="P12"><text:s text:c="4"/>elif state == "02":</text:p>
      <text:p text:style-name="P12"><text:s text:c="8"/>return "01"</text:p>
      <text:p text:style-name="P12"><text:s text:c="4"/>elif state == "01":</text:p>
      <text:p text:style-name="P12"><text:s text:c="8"/>return "002"</text:p>
      <text:p text:style-name="P12"><text:s text:c="4"/>elif state == "002":</text:p>
      <text:p text:style-name="P12"><text:s text:c="8"/>return "20"</text:p>
      <text:p text:style-name="P12"><text:s text:c="4"/>elif state == "20":</text:p>
      <text:p text:style-name="P12"><text:s text:c="8"/>return "10"</text:p>
      <text:p text:style-name="P12"><text:s text:c="4"/>elif state == "10":</text:p>
      <text:p text:style-name="P12"><text:s text:c="8"/>return "00"</text:p>
      <text:p text:style-name="P12"/>
      <text:p text:style-name="P12">def set_up_led_dios():</text:p>
      <text:p text:style-name="P12"><text:s text:c="4"/>led_dios = [digitalio.DigitalInOut(pin) for pin in LED_PINS]</text:p>
      <text:p text:style-name="P12"><text:s text:c="4"/>for dio in led_dios:</text:p>
      <text:p text:style-name="P12"><text:s text:c="8"/>dio.direction = digitalio.Direction.OUTPUT</text:p>
      <text:p text:style-name="P12"/>
      <text:p text:style-name="P12"><text:s text:c="4"/>return led_dios</text:p>
      <text:p text:style-name="P12"/>
      <text:p text:style-name="P12">def set_up_button_dio():</text:p>
      <text:p text:style-name="P12"><text:s text:c="4"/>dio = digitalio.DigitalInOut(board.D9)</text:p>
      <text:p text:style-name="P12"><text:s text:c="4"/>dio.direction = digitalio.Direction.INPUT</text:p>
      <text:p text:style-name="P12"><text:s text:c="4"/>return dio</text:p>
      <text:p text:style-name="P12"/>
      <text:p text:style-name="P12">def main():</text:p>
      <text:p text:style-name="P12"><text:s text:c="4"/>led_dios = set_up_led_dios()</text:p>
      <text:p text:style-name="P12"><text:s text:c="4"/>button_dio = set_up_button_dio()</text:p>
      <text:p text:style-name="P12"/>
      <text:p text:style-name="P12"><text:s text:c="4"/>prev_time = time.time()</text:p>
      <text:p text:style-name="P12"><text:s text:c="4"/>state = "00" # RR</text:p>
      <text:p text:style-name="P12"><text:s text:c="4"/>button_pressed = False</text:p>
      <text:p text:style-name="P12"><text:s text:c="4"/>remaining_wait = 0</text:p>
      <text:p text:style-name="P12"><text:s text:c="4"/>while True:</text:p>
      <text:p text:style-name="P12"><text:s text:c="8"/>curr_time = time.time()</text:p>
      <text:p text:style-name="P12"><text:s text:c="8"/>if button_dio.value and not button_pressed:</text:p>
      <text:p text:style-name="P12"><text:s text:c="12"/>button_pressed = True</text:p>
      <text:p text:style-name="P12"/>
      <text:p text:style-name="P12"><text:s text:c="8"/>if curr_time - prev_time &lt; DELAY:</text:p>
      <text:p text:style-name="P12"><text:s text:c="12"/>continue</text:p>
      <text:p text:style-name="P12"/>
      <text:p text:style-name="P12"><text:s text:c="8"/>prev_time = curr_time</text:p>
      <text:p text:style-name="P12"><text:s text:c="8"/>if remaining_wait &gt; 0:</text:p>
      <text:p text:style-name="P12"><text:s text:c="12"/>remaining_wait -= 1</text:p>
      <text:p text:style-name="P12"><text:s text:c="8"/>elif button_pressed and state[:2] == "00":</text:p>
      <text:p text:style-name="P12"><text:s text:c="12"/>remaining_wait = RED_LIGHT_WAIT</text:p>
      <text:p text:style-name="P12"><text:s text:c="12"/>button_pressed = False</text:p>
      <text:p text:style-name="P12"><text:s text:c="8"/>else:</text:p>
      <text:p text:style-name="P12"><text:s text:c="12"/>state = advance_state(state)</text:p>
      <text:p text:style-name="P12"><text:s text:c="12"/>light_leds(state[:2], led_dios)</text:p>
      <text:p text:style-name="P12"/>
      <text:p text:style-name="P12">if __name__ == "__main__":</text:p>
      <text:p text:style-name="P12"><text:s text:c="4"/>main()</text:p>
      <text:p text:style-name="P5"/>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2" svg:font-family="Courier"/>
    <style:font-face style:name="LMMono10" svg:font-family="LMMono10"/>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hysics 245 Spring 2021<text:tab/><text:span text:style-name="MT1">Lab 12: Multitasking 2</text:span><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2-20T12:47:00</meta:creation-date>
    <dc:date>2021-02-26T16:05:28.927090391</dc:date>
    <meta:print-date>2010-02-01T13:47:00</meta:print-date>
    <meta:editing-cycles>51</meta:editing-cycles>
    <meta:editing-duration>P2DT17H35M34S</meta:editing-duration>
    <meta:generator>LibreOffice/7.0.4.2$Linux_X86_64 LibreOffice_project/00$Build-2</meta:generator>
    <meta:document-statistic meta:table-count="0" meta:image-count="0" meta:object-count="0" meta:page-count="1" meta:paragraph-count="156" meta:word-count="1613" meta:character-count="9761" meta:non-whitespace-character-count="7672"/>
  </office:meta>
</office:document-meta>
</file>